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25cm" fo:min-width="0.2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5.7cm" svg:height="2.4cm" svg:x="2.8cm" svg:y="1.5cm">
          <text:p text:style-name="P1"><text:span text:style-name="T1">FRU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2.4cm" svg:x="2.799cm" svg:y="3.899cm">
          <text:p text:style-name="P1"><text:span text:style-name="T1">-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2.4cm" svg:x="2.799cm" svg:y="6.299cm">
          <text:p text:style-name="P1"><text:span text:style-name="T1">+show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2.4cm" svg:x="18.401cm" svg:y="1.501cm">
          <text:p text:style-name="P1"><text:span text:style-name="T1">ORAN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cm" svg:height="2.4cm" svg:x="18.4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cm" svg:height="2.4cm" svg:x="18.4cm" svg:y="6.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1cm" svg:y1="5.1cm" svg:x2="18.3cm" svg:y2="5.1cm">
          <text:p/>
        </draw:line>
        <draw:custom-shape draw:style-name="gr4" draw:text-style-name="P3" draw:layer="layout" svg:width="1.4cm" svg:height="1.5cm" draw:transform="rotate (1.5707963267949) translate (8.549cm 5.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07-20T13:49:04</meta:creation-date>
    <dc:date>2017-06-21T15:45:44.432907877</dc:date>
    <meta:editing-duration>PT3M8S</meta:editing-duration>
    <meta:editing-cycles>5</meta:editing-cycles>
    <meta:generator>LibreOffice/5.1.6.2$Linux_X86_64 LibreOffice_project/10m0$Build-2</meta:generator>
    <meta:document-statistic meta:object-count="8"/>
  </office:meta>
</office:document-meta>
</file>